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P1" style:family="paragraph">
      <style:paragraph-properties fo:text-align="left" fo:text-indent="-0.762000cm" fo:line-height="100%" fo:background-color="transparent" fo:widows="2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Sect1" style:family="section"/>
    <style:page-layout style:name="PLayout2">
      <style:page-layout-properties fo:margin-top="28.000000mm" fo:margin-bottom="28.000000mm" fo:margin-left="28.000000mm" fo:margin-right="28.000000mm"/>
    </style:page-layout>
    <style:page-layout style:name="Standard">
      <style:page-layout-properties fo:margin-top="28.000000mm" fo:margin-bottom="28.000000mm" fo:margin-left="28.000000mm" fo:margin-right="28.000000mm"/>
    </style:page-layout>
    <text:list-style style:name="L1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762000cm" text:space-before="0.508000cm"/>
      </text:list-level-style-bullet>
    </text:list-style>
  </office:automatic-styles>
  <office:body>
    <office:text>
      <text:section text:style-name="Sect1" text:name="Section1">
        <text:p text:style-name="Heading 1">Quantum GIS</text:p>
        <text:p text:style-name="Heading 2">About</text:p>
        <text:p text:style-name="Normal"><text:a xlink:href="http://qgis.org/">Quantum GIS(QGIS)</text:a> is a cross platform user friendly visualization and analysis tool for geospatial data. </text:p>
        <text:p text:style-name="Heading 2">Running</text:p>
        <text:p text:style-name="Normal">To run Quantum GIS(QGIS) on the Live DVD, click on the QGIS link on the desktop.</text:p>
        <text:p text:style-name="Heading 3">Loading Data</text:p>
        <text:p text:style-name="Normal">QGIS can load many common vector, raster and database formats. Start with File menu to browse for data. Various datasets are available. Many of them are located in /usr/local/share. Under various different application names. You can also search the system for shapefiles. </text:p>
        <text:p text:style-name="Heading 3">Example Projects</text:p>
        <text:p text:style-name="Normal">Several example projects have been loaded. The files, with .qgs extension can be found in /usr/local/share/qgis/ </text:p>
        <text:p text:style-name="Heading 3">Plugins</text:p>
        <text:p text:style-name="Normal">QGIS is easily extendable with C++ or Python plugins, many plugins have been included in the demo and are simply turned off by default. They are listed under the Plugin menu -&gt; Manage Plugins options. Additional plugins can be downloaded from the web using the Fetch Python Plugins option. For descriptions a help on common plugins see the <text:a xlink:href="file:///usr/local/share/qgis/qgis-1.1.0_user_guide_en.pdf">QGIS Manual</text:a>. </text:p>
        <text:p text:style-name="Heading 3">Getting Started</text:p>
        <text:list text:style-name="L1">
          <text:list-item>
            <text:p text:style-name="P1"><text:tab/><text:tab/>Start with a <text:a xlink:href="file:///usr/local/share/qgis/qgis-1.0.0_a-gentle-gis-introduction_en.pdf">A Gentle Introduction to QGIS</text:a></text:p>
          </text:list-item>
          <text:list-item>
            <text:p text:style-name="P1"><text:tab/><text:tab/>Read the <text:a xlink:href="file:///usr/local/share/qgis/qgis-1.1.0_user_guide_en.pdf">QGIS Manual</text:a> which contains small tutorials </text:p>
          </text:list-item>
        </text:list>
        <text:p text:style-name="Heading 2">Further reading</text:p>
        <text:list text:style-name="L2">
          <text:list-item>
            <text:p text:style-name="P1"><text:tab/><text:tab/>Visit the QGIS website at <text:a xlink:href="http://qgis.org/">http://qgis.org</text:a></text:p>
          </text:list-item>
          <text:list-item>
            <text:p text:style-name="P1"><text:tab/><text:tab/>Visit the QGIS Wiki help site at <text:a xlink:href="http://www.qgis.org/wiki">http://www.qgis.org/wiki/</text:a></text:p>
          </text:list-item>
        </text:list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Heading 3" style:family="paragraph" style:parent-style-name="Normal" style:next-style-name="Normal">
      <style:paragraph-properties fo:margin-top="22pt" fo:margin-bottom="3pt"/>
      <style:text-properties style:font-name="Liberation Sans" fo:font-size="12pt" fo:font-weight="bold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